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6000000CDC6E924CF559A32A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4.99mm" svg:height="11.69mm" svg:x="160.09mm" svg:y="41.92mm">
            <draw:image xlink:href="Pictures/10000201000000F6000000CDC6E924CF559A32AC.png" xlink:type="simple" xlink:show="embed" xlink:actuate="onLoad">
              <text:p/>
            </draw:image>
          </draw:frame>
          <draw:frame draw:z-index="1" draw:name="Image 1" draw:style-name="gr1" draw:text-style-name="P1" svg:width="14.99mm" svg:height="11.69mm" svg:x="150.07mm" svg:y="41.87mm">
            <draw:image xlink:href="Pictures/10000201000000F6000000CDC6E924CF559A32AC.png" xlink:type="simple" xlink:show="embed" xlink:actuate="onLoad">
              <text:p/>
            </draw:image>
          </draw:frame>
          <draw:frame draw:z-index="2" draw:name="Image 1" draw:style-name="gr1" draw:text-style-name="P1" svg:width="14.99mm" svg:height="11.69mm" svg:x="104.67mm" svg:y="42.23mm">
            <draw:image xlink:href="Pictures/10000201000000F6000000CDC6E924CF559A32AC.png" xlink:type="simple" xlink:show="embed" xlink:actuate="onLoad">
              <text:p/>
            </draw:image>
          </draw:frame>
          <draw:frame draw:z-index="3" draw:name="Image 1" draw:style-name="gr1" draw:text-style-name="P1" svg:width="14.99mm" svg:height="11.69mm" svg:x="131.53mm" svg:y="42.11mm">
            <draw:image xlink:href="Pictures/10000201000000F6000000CDC6E924CF559A32AC.png" xlink:type="simple" xlink:show="embed" xlink:actuate="onLoad">
              <text:p/>
            </draw:image>
          </draw:frame>
          <draw:frame draw:z-index="4" draw:name="Image 1" draw:style-name="gr1" draw:text-style-name="P1" svg:width="14.99mm" svg:height="11.69mm" svg:x="169.37mm" svg:y="42.24mm">
            <draw:image xlink:href="Pictures/10000201000000F6000000CDC6E924CF559A32AC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<text:s text:c="2"/>{7, <text:s text:c="21"/>4, <text:s text:c="11"/>2, <text:s text:c="4"/>1, <text:s text:c="4"/>0}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2:50:41.695854339</meta:creation-date>
    <dc:date>2017-02-15T23:15:10.307387049</dc:date>
    <meta:editing-duration>PT4M1S</meta:editing-duration>
    <meta:editing-cycles>1</meta:editing-cycles>
    <meta:document-statistic meta:table-count="1" meta:cell-count="17" meta:object-count="5"/>
    <meta:generator>LibreOffice/5.2.4.2.1$Linux_X86_64 LibreOffice_project/20$Build-2</meta:generator>
  </office:meta>
</office:document-meta>
</file>